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ab4f8" officeooo:paragraph-rsid="000ab4f8"/>
    </style:style>
    <style:style style:name="P2" style:family="paragraph" style:parent-style-name="Standard" style:list-style-name="L1">
      <style:text-properties officeooo:paragraph-rsid="000ab4f8"/>
    </style:style>
    <style:style style:name="P3" style:family="paragraph" style:parent-style-name="Standard" style:list-style-name="L1">
      <style:text-properties officeooo:rsid="000c62a7" officeooo:paragraph-rsid="000c62a7"/>
    </style:style>
    <style:style style:name="T1" style:family="text">
      <style:text-properties officeooo:rsid="000ab4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35324634748021681" text:style-name="L1">
        <text:list-item>
          <text:p text:style-name="P2"><text:span text:style-name="T1">Errors in screenshot</text:span></text:p>
        </text:list-item>
        <text:list-item>
          <text:p text:style-name="P1">Depth in VGA_BUFFER_RAM was set to 4906 instead of 4096</text:p>
        </text:list-item>
        <text:list-item>
          <text:p text:style-name="P1">Read width in DEBUG_RAM was set to 32 instead of 4</text:p>
        </text:list-item>
        <text:list-item>
          <text:p text:style-name="P3">Part1 Q1: btn[RST, VGACLR_FLAG, DD_FLAG, RUN_FLAG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6:02:44.596737945</meta:creation-date>
    <dc:date>2016-02-29T08:26:56.120556565</dc:date>
    <meta:editing-duration>P2DT15H38M51S</meta:editing-duration>
    <meta:editing-cycles>2</meta:editing-cycles>
    <meta:generator>LibreOffice/5.1.0.3$Linux_X86_64 LibreOffice_project/10m0$Build-3</meta:generator>
    <meta:document-statistic meta:table-count="0" meta:image-count="0" meta:object-count="0" meta:page-count="1" meta:paragraph-count="4" meta:word-count="34" meta:character-count="179" meta:non-whitespace-character-count="153"/>
  </office:meta>
</office:document-meta>
</file>